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oogle Sans" svg:font-family="'Google Sans', Roboto,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98fdb" officeooo:paragraph-rsid="00098fdb"/>
    </style:style>
    <style:style style:name="P2" style:family="paragraph" style:parent-style-name="Standard">
      <style:text-properties officeooo:rsid="00098fdb" officeooo:paragraph-rsid="000a60f6"/>
    </style:style>
    <style:style style:name="P3" style:family="paragraph" style:parent-style-name="Standard">
      <style:text-properties officeooo:paragraph-rsid="00098fdb"/>
    </style:style>
    <style:style style:name="P4" style:family="paragraph" style:parent-style-name="Standard">
      <style:text-properties officeooo:rsid="000a9ef2" officeooo:paragraph-rsid="000a9ef2"/>
    </style:style>
    <style:style style:name="P5" style:family="paragraph" style:parent-style-name="Standard">
      <style:text-properties officeooo:rsid="000c92a2" officeooo:paragraph-rsid="000c92a2"/>
    </style:style>
    <style:style style:name="P6" style:family="paragraph" style:parent-style-name="Standard">
      <style:text-properties officeooo:paragraph-rsid="000c92a2"/>
    </style:style>
    <style:style style:name="T1" style:family="text">
      <style:text-properties officeooo:rsid="00098fdb"/>
    </style:style>
    <style:style style:name="T2" style:family="text">
      <style:text-properties fo:font-variant="normal" fo:text-transform="none" fo:color="#1f1f1f" loext:opacity="100%" style:font-name="Google Sans" fo:font-size="9pt" fo:letter-spacing="normal" fo:font-style="normal" fo:font-weight="normal" officeooo:rsid="00098fdb" style:font-style-asian="normal" style:font-style-complex="normal"/>
    </style:style>
    <style:style style:name="T3" style:family="text">
      <style:text-properties fo:font-style="normal" style:font-style-asian="normal" style:font-style-complex="normal"/>
    </style:style>
    <style:style style:name="T4" style:family="text">
      <style:text-properties fo:font-style="normal" officeooo:rsid="00098fdb" style:font-style-asian="normal" style:font-style-complex="normal"/>
    </style:style>
    <style:style style:name="T5" style:family="text">
      <style:text-properties fo:font-style="normal" officeooo:rsid="000a60f6" style:font-style-asian="normal" style:font-style-complex="normal"/>
    </style:style>
    <style:style style:name="T6" style:family="text">
      <style:text-properties fo:font-style="normal" officeooo:rsid="000c92a2" style:font-style-asian="normal" style:font-style-complex="normal"/>
    </style:style>
    <style:style style:name="T7" style:family="text">
      <style:text-properties style:text-position="super 58%" fo:font-style="normal" style:font-style-asian="normal" style:font-style-complex="normal"/>
    </style:style>
    <style:style style:name="T8" style:family="text">
      <style:text-properties style:text-position="0% 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rom: Rawinia Taia</text:p>
      <text:p text:style-name="P1">Address: C/O</text:p>
      <text:p text:style-name="P1"/>
      <text:p text:style-name="P1">To: Tammy</text:p>
      <text:p text:style-name="P1">Address:</text:p>
      <text:p text:style-name="P1"/>
      <text:p text:style-name="P3"><text:span text:style-name="T1">Re: </text:span><text:span text:style-name="T4">Trespass of Parish of Te Papa 91D1B</text:span></text:p>
      <text:p text:style-name="P3"><text:span text:style-name="T4"/></text:p>
      <text:p text:style-name="P3"><text:span text:style-name="T4"/></text:p>
      <text:p text:style-name="P2"><text:span text:style-name="T3">As of 26</text:span><text:span text:style-name="T7">th</text:span><text:span text:style-name="T3"> June, 2024 we have received no new information that might change our understanding of the current situation, with respect to the property at the above address. This letter is to inform you of </text:span><text:span text:style-name="T5">our next legal action.</text:span></text:p>
      <text:p text:style-name="P2"><text:span text:style-name="T5"/></text:p>
      <text:p text:style-name="P4"><text:span text:style-name="T5">U</text:span><text:span text:style-name="T3">nder the Crimes Act 1961, 2c it is a crime to occupy a property through deception. To date you have provided no legal record of ownership. The next action available to us it to proceed with fraud charges. </text:span><text:span text:style-name="T6">It would be unfortunate for charges such as these to go on record.</text:span></text:p>
      <text:p text:style-name="P4"><text:span text:style-name="T3"/></text:p>
      <text:p text:style-name="P4"><text:span text:style-name="T3">Please note that ownership has been established for the parties listed below, and proceeding with charges is a collective action. Also note that informal </text:span><text:span text:style-name="T6">ownership </text:span><text:span text:style-name="T3">arrangements that may or may not have occurred </text:span><text:span text:style-name="T6">are not our concern. The burden of proof lies with you and as noted previously, you have not done so. It is relevant to mention that other claims of informal arrangements have come to light and these have been dealt with. In all cases there has been no alterations to the ownership listed with the Maori Land Court.</text:span></text:p>
      <text:p text:style-name="P4"><text:span text:style-name="T6"/></text:p>
      <text:p text:style-name="P5"><text:span text:style-name="T6">O</text:span><text:span text:style-name="T3">wners collective;</text:span></text:p>
      <text:p text:style-name="P5"><text:span text:style-name="T3">Winston Woods</text:span></text:p>
      <text:p text:style-name="P5"><text:span text:style-name="T3">Jan Taia</text:span></text:p>
      <text:p text:style-name="P5"><text:span text:style-name="T3">Xxxx</text:span></text:p>
      <text:p text:style-name="P5"><text:span text:style-name="T3">Xxx</text:span></text:p>
      <text:p text:style-name="P5"><text:span text:style-name="T3"/></text:p>
      <text:p text:style-name="P5"><text:span text:style-name="T3">Signed,</text:span></text:p>
      <text:p text:style-name="P5"><text:span text:style-name="T3">Rawinia Taia</text:span></text:p>
      <text:p text:style-name="P5"><text:span text:style-name="T3"/></text:p>
      <text:p text:style-name="P5"><text:span text:style-name="T3">29</text:span><text:span text:style-name="T7">th</text:span><text:span text:style-name="T3"> June, 2024</text:span></text:p>
      <text:p text:style-name="P5"><text:span text:style-name="T3"/></text:p>
      <text:p text:style-name="P6"><text:span text:style-name="T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oogle Sans" svg:font-family="'Google Sans', Roboto,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NZ"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NZ"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6T19:25:55.796403913</meta:creation-date>
    <dc:date>2024-06-28T08:52:47.904643666</dc:date>
    <meta:editing-duration>P1DT12H45M31S</meta:editing-duration>
    <meta:editing-cycles>1</meta:editing-cycles>
    <meta:document-statistic meta:table-count="0" meta:image-count="0" meta:object-count="0" meta:page-count="1" meta:paragraph-count="16" meta:word-count="212" meta:character-count="1189" meta:non-whitespace-character-count="993"/>
    <meta:generator>LibreOffice/7.3.7.2$Linux_X86_64 LibreOffice_project/30$Build-2</meta:generator>
  </office:meta>
</office:document-meta>
</file>